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HCLK [Hz]</text:p>
          </table:table-cell>
          <table:table-cell office:value-type="string">
            <text:p>WAITWR</text:p>
          </table:table-cell>
          <table:table-cell table:number-columns-repeated="2"/>
        </table:table-row>
        <table:table-row table:style-name="ro1">
          <table:table-cell office:value-type="float" office:value="90000000">
            <text:p>9000000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AITWEN</text:p>
          </table:table-cell>
          <table:table-cell office:value-type="string">
            <text:p>t_WELWEH [ns]</text:p>
          </table:table-cell>
          <table:table-cell office:value-type="string">
            <text:p>f_WELWEH [MHz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(([.$B$2]-[.A5]+1)*1/[.$A$2] )*1000000000" office:value-type="float" office:value="177.777777777778">
            <text:p>177,78</text:p>
          </table:table-cell>
          <table:table-cell table:style-name="ce2" table:formula="of:=(1/[.B5]/1000000)*1000000000" office:value-type="float" office:value="5.625">
            <text:p>5,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(([.$B$2]-[.A6]+1)*1/[.$A$2] )*1000000000" office:value-type="float" office:value="166.666666666667">
            <text:p>166,67</text:p>
          </table:table-cell>
          <table:table-cell table:style-name="ce2" table:formula="of:=(1/[.B6]/1000000)*1000000000" office:value-type="float" office:value="6">
            <text:p>6,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(([.$B$2]-[.A7]+1)*1/[.$A$2] )*1000000000" office:value-type="float" office:value="155.555555555556">
            <text:p>155,56</text:p>
          </table:table-cell>
          <table:table-cell table:style-name="ce2" table:formula="of:=(1/[.B7]/1000000)*1000000000" office:value-type="float" office:value="6.42857142857143">
            <text:p>6,4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[.$B$2]-[.A8]+1)*1/[.$A$2] )*1000000000" office:value-type="float" office:value="144.444444444444">
            <text:p>144,44</text:p>
          </table:table-cell>
          <table:table-cell table:style-name="ce2" table:formula="of:=(1/[.B8]/1000000)*1000000000" office:value-type="float" office:value="6.92307692307692">
            <text:p>6,9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[.$B$2]-[.A9]+1)*1/[.$A$2] )*1000000000" office:value-type="float" office:value="133.333333333333">
            <text:p>133,33</text:p>
          </table:table-cell>
          <table:table-cell table:style-name="ce2" table:formula="of:=(1/[.B9]/1000000)*1000000000" office:value-type="float" office:value="7.5">
            <text:p>7,5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(([.$B$2]-[.A10]+1)*1/[.$A$2] )*1000000000" office:value-type="float" office:value="122.222222222222">
            <text:p>122,22</text:p>
          </table:table-cell>
          <table:table-cell table:style-name="ce2" table:formula="of:=(1/[.B10]/1000000)*1000000000" office:value-type="float" office:value="8.18181818181818">
            <text:p>8,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(([.$B$2]-[.A11]+1)*1/[.$A$2] )*1000000000" office:value-type="float" office:value="111.111111111111">
            <text:p>111,11</text:p>
          </table:table-cell>
          <table:table-cell table:style-name="ce2" table:formula="of:=(1/[.B11]/1000000)*1000000000" office:value-type="float" office:value="9">
            <text:p>9,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(([.$B$2]-[.A12]+1)*1/[.$A$2] )*1000000000" office:value-type="float" office:value="100">
            <text:p>100,00</text:p>
          </table:table-cell>
          <table:table-cell table:style-name="ce2" table:formula="of:=(1/[.B12]/1000000)*1000000000" office:value-type="float" office:value="10">
            <text:p>10,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(([.$B$2]-[.A13]+1)*1/[.$A$2] )*1000000000" office:value-type="float" office:value="88.8888888888889">
            <text:p>88,89</text:p>
          </table:table-cell>
          <table:table-cell table:style-name="ce2" table:formula="of:=(1/[.B13]/1000000)*1000000000" office:value-type="float" office:value="11.25">
            <text:p>11,2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(([.$B$2]-[.A14]+1)*1/[.$A$2] )*1000000000" office:value-type="float" office:value="77.7777777777778">
            <text:p>77,78</text:p>
          </table:table-cell>
          <table:table-cell table:style-name="ce2" table:formula="of:=(1/[.B14]/1000000)*1000000000" office:value-type="float" office:value="12.8571428571429">
            <text:p>12,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(([.$B$2]-[.A15]+1)*1/[.$A$2] )*1000000000" office:value-type="float" office:value="66.6666666666667">
            <text:p>66,67</text:p>
          </table:table-cell>
          <table:table-cell table:style-name="ce2" table:formula="of:=(1/[.B15]/1000000)*1000000000" office:value-type="float" office:value="15">
            <text:p>15,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(([.$B$2]-[.A16]+1)*1/[.$A$2] )*1000000000" office:value-type="float" office:value="55.5555555555556">
            <text:p>55,56</text:p>
          </table:table-cell>
          <table:table-cell table:style-name="ce2" table:formula="of:=(1/[.B16]/1000000)*1000000000" office:value-type="float" office:value="18">
            <text:p>18,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(([.$B$2]-[.A17]+1)*1/[.$A$2] )*1000000000" office:value-type="float" office:value="44.4444444444444">
            <text:p>44,44</text:p>
          </table:table-cell>
          <table:table-cell table:style-name="ce2" table:formula="of:=(1/[.B17]/1000000)*1000000000" office:value-type="float" office:value="22.5">
            <text:p>22,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(([.$B$2]-[.A18]+1)*1/[.$A$2] )*1000000000" office:value-type="float" office:value="33.3333333333333">
            <text:p>33,33</text:p>
          </table:table-cell>
          <table:table-cell table:style-name="ce2" table:formula="of:=(1/[.B18]/1000000)*1000000000" office:value-type="float" office:value="30">
            <text:p>30,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table:formula="of:=(([.$B$2]-[.A19]+1)*1/[.$A$2] )*1000000000" office:value-type="float" office:value="22.2222222222222">
            <text:p>22,22</text:p>
          </table:table-cell>
          <table:table-cell table:style-name="ce2" table:formula="of:=(1/[.B19]/1000000)*1000000000" office:value-type="float" office:value="45">
            <text:p>45,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(([.$B$2]-[.A20]+1)*1/[.$A$2] )*1000000000" office:value-type="float" office:value="11.1111111111111">
            <text:p>11,11</text:p>
          </table:table-cell>
          <table:table-cell table:style-name="ce2" table:formula="of:=(1/[.B20]/1000000)*1000000000" office:value-type="float" office:value="90">
            <text:p>90,00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0"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.00.0000</text:date>, <text:time style:data-style-name="N2" text:time-value="0000-00-00T14:10: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08:31:53</meta:creation-date>
    <dc:date>2014-03-02T21:55:33</dc:date>
    <meta:editing-duration>PT6M14S</meta:editing-duration>
    <meta:editing-cycles>3</meta:editing-cycles>
    <meta:generator>LibreOffice/4.0.2.2$Linux_x86 LibreOffice_project/400m0$Build-2</meta:generator>
    <meta:document-statistic meta:table-count="1" meta:cell-count="55" meta:object-count="0"/>
  </office:meta>
</office:document-meta>
</file>